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0D60000007AAFA811959500466D.png" manifest:media-type="image/png"/>
  <manifest:file-entry manifest:full-path="Pictures/10000D130000161500000C97A84E4C5ECCF8798A.svg" manifest:media-type="image/svg+xml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0000000021E0000028087B94ADA24A3A0AE.jpg" manifest:media-type="image/jpeg"/>
  <manifest:file-entry manifest:full-path="Pictures/1000020100000200000002007EB1123936764F74.png" manifest:media-type="image/png"/>
  <manifest:file-entry manifest:full-path="Pictures/100002010000020000000200748C63C103C99986.png" manifest:media-type="image/png"/>
  <manifest:file-entry manifest:full-path="Pictures/10000201000000D60000007ACAD35B11C99D80CD.png" manifest:media-type="image/png"/>
  <manifest:file-entry manifest:full-path="Pictures/100002010000003F0000003DDB6F5B1330CE18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87B94ADA24A3A0AE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B6F5B1330CE1814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B6F5B1330CE1814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DB6F5B1330CE1814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87B94ADA24A3A0AE.jpg" xlink:type="simple" xlink:show="embed" xlink:actuate="onLoad" loext:mime-type="image/jpeg">
            <text:p/>
          </draw:image>
        </draw:frame>
        <draw:frame draw:style-name="gr19" draw:text-style-name="P1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D60000007AAFA811959500466D.png" xlink:type="simple" xlink:show="embed" xlink:actuate="onLoad" loext:mime-type="image/png"/>
        </draw:frame>
        <draw:frame draw:style-name="gr20" draw:text-style-name="P1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9" draw:text-style-name="P1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D60000007AAFA811959500466D.png" xlink:type="simple" xlink:show="embed" xlink:actuate="onLoad" loext:mime-type="image/png"/>
        </draw:frame>
        <draw:frame draw:style-name="gr21" draw:text-style-name="P1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5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0-11-26T22:46:53.096893454</dc:date>
    <meta:editing-duration>PT2H32M10S</meta:editing-duration>
    <meta:editing-cycles>9</meta:editing-cycles>
    <meta:generator>LibreOffice/6.1.5.2$Linux_X86_64 LibreOffice_project/10$Build-2</meta:generator>
    <meta:document-statistic meta:object-count="36"/>
  </office:meta>
</office:document-meta>
</file>